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8080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54cm" svg:y1="15.859cm" svg:x2="19.669cm" svg:y2="15.859cm">
          <text:p/>
        </draw:line>
        <draw:line draw:style-name="gr1" draw:text-style-name="P1" draw:layer="layout" svg:x1="10.537cm" svg:y1="22.238cm" svg:x2="10.537cm" svg:y2="8.903cm">
          <text:p/>
        </draw:line>
        <draw:path draw:style-name="gr2" draw:text-style-name="P1" draw:layer="layout" svg:width="9.003cm" svg:height="2.81cm" draw:transform="rotate (0.309621409303794) translate (9.69626177882079cm 13.2684654253984cm)" svg:viewBox="0 0 9004 2811" svg:d="m0 2720c6314 686 9004-2720 9004-2720">
          <text:p/>
        </draw:path>
        <draw:path draw:style-name="gr2" draw:text-style-name="P1" draw:layer="layout" svg:width="7.962cm" svg:height="2.26cm" draw:transform="rotate (-2.7082274003196) translate (10.525cm 15.859cm)" svg:viewBox="0 0 7963 2261" svg:d="m0 0c7421 3014 7963 2145 7963 2145">
          <text:p/>
        </draw:path>
        <draw:line draw:style-name="gr2" draw:text-style-name="P1" draw:layer="layout" svg:x1="2.397cm" svg:y1="17.256cm" svg:x2="1.508cm" svg:y2="21.32cm">
          <text:p/>
        </draw:line>
        <draw:line draw:style-name="gr3" draw:text-style-name="P1" draw:layer="layout" svg:x1="14.716cm" svg:y1="15.859cm" svg:x2="18.526cm" svg:y2="10.652cm">
          <text:p/>
        </draw:line>
        <draw:path draw:style-name="gr4" draw:text-style-name="P1" draw:layer="layout" svg:width="5.131cm" svg:height="5.078cm" draw:transform="rotate (-3.03669836554493) translate (10.1677385791922cm 20.909674832432cm)" svg:viewBox="0 0 5132 5079" svg:d="m0 5079h2426c2427 0 2706-5079 2706-507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00:47</meta:creation-date>
    <dc:date>2017-03-21T17:10:26</dc:date>
    <dc:creator>dl0 </dc:creator>
    <meta:editing-duration>PT7M52S</meta:editing-duration>
    <meta:editing-cycles>4</meta:editing-cycles>
    <meta:generator>LibreOffice/3.5$Linux_X86_64 LibreOffice_project/350m1$Build-2</meta:generator>
    <meta:document-statistic meta:object-count="7"/>
  </office:meta>
</office:document-meta>
</file>